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e7da" officeooo:paragraph-rsid="0011e7da"/>
    </style:style>
    <style:style style:name="P2" style:family="paragraph" style:parent-style-name="Standard">
      <style:text-properties officeooo:rsid="0011e7da" officeooo:paragraph-rsid="001e666e"/>
    </style:style>
    <style:style style:name="P3" style:family="paragraph" style:parent-style-name="Standard">
      <style:text-properties officeooo:rsid="0011e7da" officeooo:paragraph-rsid="00245f7a"/>
    </style:style>
    <style:style style:name="P4" style:family="paragraph" style:parent-style-name="Standard">
      <style:text-properties fo:font-weight="bold" officeooo:rsid="0011e7da" officeooo:paragraph-rsid="0011e7da" style:font-weight-asian="bold" style:font-weight-complex="bold"/>
    </style:style>
    <style:style style:name="P5" style:family="paragraph" style:parent-style-name="Standard">
      <style:text-properties fo:font-size="14pt" fo:font-weight="bold" officeooo:rsid="0011e7da" officeooo:paragraph-rsid="0017baef" style:font-size-asian="14pt" style:font-weight-asian="bold" style:font-size-complex="14pt" style:font-weight-complex="bold"/>
    </style:style>
    <style:style style:name="P6" style:family="paragraph" style:parent-style-name="Standard">
      <style:text-properties officeooo:rsid="001a7c8e" officeooo:paragraph-rsid="0011e7da"/>
    </style:style>
    <style:style style:name="P7" style:family="paragraph" style:parent-style-name="Standard">
      <style:text-properties officeooo:rsid="001e666e" officeooo:paragraph-rsid="0017baef"/>
    </style:style>
    <style:style style:name="P8" style:family="paragraph" style:parent-style-name="Standard">
      <style:text-properties officeooo:rsid="001ff2fd" officeooo:paragraph-rsid="001ff2fd"/>
    </style:style>
    <style:style style:name="P9" style:family="paragraph" style:parent-style-name="Standard">
      <style:text-properties officeooo:rsid="001a7c8e" officeooo:paragraph-rsid="0026c83f"/>
    </style:style>
    <style:style style:name="T1" style:family="text">
      <style:text-properties fo:font-weight="bold" style:font-weight-asian="bold" style:font-weight-complex="bold"/>
    </style:style>
    <style:style style:name="T2" style:family="text">
      <style:text-properties fo:font-weight="bold" officeooo:rsid="0011e7da" style:font-weight-asian="bold" style:font-weight-complex="bold"/>
    </style:style>
    <style:style style:name="T3" style:family="text">
      <style:text-properties fo:font-weight="bold" officeooo:rsid="00261450" style:font-weight-asian="bold" style:font-weight-complex="bold"/>
    </style:style>
    <style:style style:name="T4" style:family="text">
      <style:text-properties fo:font-style="italic" officeooo:rsid="0026288d" style:font-style-asian="italic" style:font-style-complex="italic"/>
    </style:style>
    <style:style style:name="T5" style:family="text">
      <style:text-properties officeooo:rsid="0017baef"/>
    </style:style>
    <style:style style:name="T6" style:family="text">
      <style:text-properties officeooo:rsid="001e666e"/>
    </style:style>
    <style:style style:name="T7" style:family="text">
      <style:text-properties fo:font-style="normal" officeooo:rsid="0017baef" style:font-style-asian="normal" style:font-style-complex="normal"/>
    </style:style>
    <style:style style:name="T8" style:family="text">
      <style:text-properties fo:font-style="normal" officeooo:rsid="001ff2fd" style:font-style-asian="normal" style:font-style-complex="normal"/>
    </style:style>
    <style:style style:name="T9" style:family="text">
      <style:text-properties fo:font-style="normal" officeooo:rsid="00245f7a" style:font-style-asian="normal" style:font-style-complex="normal"/>
    </style:style>
    <style:style style:name="T10" style:family="text">
      <style:text-properties officeooo:rsid="002327fd"/>
    </style:style>
    <style:style style:name="T11" style:family="text">
      <style:text-properties officeooo:rsid="00261450"/>
    </style:style>
    <style:style style:name="T12" style:family="text">
      <style:text-properties fo:font-weight="normal" officeooo:rsid="00261450" style:font-weight-asian="normal" style:font-weight-complex="normal"/>
    </style:style>
    <style:style style:name="T13" style:family="text">
      <style:text-properties officeooo:rsid="0026288d"/>
    </style:style>
    <style:style style:name="T14" style:family="text">
      <style:text-properties officeooo:rsid="0026c83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un plan: <text:span text:style-name="T11">Calibration runs (2019-03-24)</text:span></text:p>
      <text:p text:style-name="P1"/>
      <text:p text:style-name="P7"><text:span text:style-name="T11">Na-22 and Cs-137 will be used to calibrate “cup” scintillators and analog DAQ QDC to MeVee. The detector will be encapsulated in lead and plastic shielding. The PuBe source will be parked and the plug will be in the beamport.<text:line-break/><text:line-break/></text:span><text:span text:style-name="T3">Questions:<text:line-break/></text:span><text:span text:style-name="T12">- Can I use the DAQ as-is for source calibration?</text:span><text:span text:style-name="T11"><text:line-break/>- Are the detector signals blocked (latch) after initial trigger?<text:line-break/>- If not, there may be unwanted signals making it through in the time between detector start and YAP stop. <text:line-break/>- Does the DAQ need modifications?<text:line-break/><text:line-break/><text:line-break/></text:span><text:span text:style-name="T2">Material:</text:span></text:p>
      <text:p text:style-name="P3"><text:span text:style-name="T7">- </text:span><text:span text:style-name="T9">Gamma sources: </text:span><text:span text:style-name="T8">Na-22 and Cs-137</text:span></text:p>
      <text:p text:style-name="P2">- <text:span text:style-name="T6">Aquarium and TOF DAQ (analog)</text:span></text:p>
      <text:p text:style-name="P2">- <text:span text:style-name="T10">Scintillator cups<text:line-break/>- Shielding material (lead/plastic)</text:span></text:p>
      <text:p text:style-name="P1"/>
      <text:p text:style-name="P4">Procedure:</text:p>
      <text:p text:style-name="P6">1) <text:span text:style-name="T4">Build shielding around detector</text:span><text:line-break/>2) <text:span text:style-name="T13">Modify and test DAQ if needed</text:span></text:p>
      <text:p text:style-name="P9">3) <text:span text:style-name="T14">Force pedestal using YAP signal</text:span></text:p>
      <text:p text:style-name="P9"><text:span text:style-name="T14">4-...) Run with Na-22 and Cs-137 separately for each scintillator</text:span></text:p>
      <text:p text:style-name="P1"/>
      <text:p text:style-name="P8"><text:span text:style-name="T1">Results:</text:span><text:line-break/>- To get QDC spectrum <text:span text:style-name="T13">showing Compton edges for 511, 1275 and 662 keV for each scintillator.</text:span><text:line-break/>- <text:span text:style-name="T13">Calibrate each detector to MeVee</text:span></text:p>
      <text:p text:style-name="P1"/>
      <text:p text:style-name="P4">Estimated time:</text:p>
      <text:p text:style-name="P1">Setup: <text:span text:style-name="T6">2</text:span>h</text:p>
      <text:p text:style-name="P1">Test/verification/modification: <text:span text:style-name="T6">2</text:span>h</text:p>
      <text:p text:style-name="P1">Run: <text:span text:style-name="T5">Prob 1 week for all cups (ca 24h ea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1:17:32.603764308</meta:creation-date>
    <meta:generator>LibreOffice/6.0.7.3$Linux_X86_64 LibreOffice_project/00m0$Build-3</meta:generator>
    <dc:date>2019-03-26T11:10:19.151441131</dc:date>
    <meta:editing-duration>PT36M31S</meta:editing-duration>
    <meta:editing-cycles>18</meta:editing-cycles>
    <meta:document-statistic meta:table-count="0" meta:image-count="0" meta:object-count="0" meta:page-count="1" meta:paragraph-count="14" meta:word-count="181" meta:character-count="1079" meta:non-whitespace-character-count="908"/>
  </office:meta>
</office:document-meta>
</file>